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Cascadia Code" fo:font-size="10.5pt" fo:font-weight="bold" fo:background-color="transparent" style:font-weight-asian="bold" style:font-weight-complex="bold"/>
    </style:style>
    <style:style style:name="P2" style:family="paragraph" style:parent-style-name="Standard">
      <style:paragraph-properties style:line-height-at-least="0.503cm"/>
      <style:text-properties fo:color="#cccccc" loext:opacity="100%" style:font-name="Cascadia Code" fo:font-weight="bold" fo:background-color="transparent" style:font-weight-asian="bold" style:font-weight-complex="bold"/>
    </style:style>
    <style:style style:name="P3" style:family="paragraph" style:parent-style-name="Standard">
      <style:paragraph-properties style:line-height-at-least="0.503cm"/>
      <style:text-properties style:font-name="Cascadia Code" fo:font-weight="bold" officeooo:paragraph-rsid="0013c8e9" fo:background-color="transparent" style:font-weight-asian="bold" style:font-weight-complex="bold"/>
    </style:style>
    <style:style style:name="P4" style:family="paragraph" style:parent-style-name="Standard">
      <style:paragraph-properties style:line-height-at-least="0.503cm"/>
      <style:text-properties style:font-name="Cascadia Code" fo:font-weight="bold" fo:background-color="transparent" style:font-weight-asian="bold" style:font-weight-complex="bold"/>
    </style:style>
    <style:style style:name="P5" style:family="paragraph" style:parent-style-name="Standard">
      <style:text-properties style:font-name="Cascadia Code" fo:font-weight="bold" fo:background-color="transparent" style:font-weight-asian="bold" style:font-weight-complex="bold"/>
    </style:style>
    <style:style style:name="T1" style:family="text">
      <style:text-properties fo:color="#dcdcaa" loext:opacity="100%"/>
    </style:style>
    <style:style style:name="T2" style:family="text">
      <style:text-properties fo:color="#dcdcaa" loext:opacity="100%" style:font-name="Consolas" fo:font-size="10.5pt"/>
    </style:style>
    <style:style style:name="T3" style:family="text">
      <style:text-properties fo:color="#dcdcaa" loext:opacity="100%" style:font-name="Consolas" fo:font-size="10.5pt" fo:font-weight="normal"/>
    </style:style>
    <style:style style:name="T4" style:family="text">
      <style:text-properties fo:color="#dcdcaa" loext:opacity="100%" fo:font-size="10.5pt"/>
    </style:style>
    <style:style style:name="T5" style:family="text">
      <style:text-properties fo:color="#cccccc" loext:opacity="100%"/>
    </style:style>
    <style:style style:name="T6" style:family="text">
      <style:text-properties fo:color="#cccccc" loext:opacity="100%" style:font-name="Consolas" fo:font-size="10.5pt"/>
    </style:style>
    <style:style style:name="T7" style:family="text">
      <style:text-properties fo:color="#cccccc" loext:opacity="100%" style:font-name="Consolas" fo:font-size="10.5pt" fo:font-weight="normal"/>
    </style:style>
    <style:style style:name="T8" style:family="text">
      <style:text-properties fo:color="#cccccc" loext:opacity="100%" fo:font-size="10.5pt"/>
    </style:style>
    <style:style style:name="T9" style:family="text">
      <style:text-properties fo:color="#9cdcfe" loext:opacity="100%"/>
    </style:style>
    <style:style style:name="T10" style:family="text">
      <style:text-properties fo:color="#9cdcfe" loext:opacity="100%" style:font-name="Consolas" fo:font-size="10.5pt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9cdcfe" loext:opacity="100%" fo:font-size="10.5pt"/>
    </style:style>
    <style:style style:name="T13" style:family="text">
      <style:text-properties fo:color="#d4d4d4" loext:opacity="100%"/>
    </style:style>
    <style:style style:name="T14" style:family="text">
      <style:text-properties fo:color="#d4d4d4" loext:opacity="100%" style:font-name="Consolas" fo:font-size="10.5pt"/>
    </style:style>
    <style:style style:name="T15" style:family="text">
      <style:text-properties fo:color="#d4d4d4" loext:opacity="100%" style:font-name="Consolas" fo:font-size="10.5pt" fo:font-weight="normal"/>
    </style:style>
    <style:style style:name="T16" style:family="text">
      <style:text-properties fo:color="#d4d4d4" loext:opacity="100%" fo:font-size="10.5pt"/>
    </style:style>
    <style:style style:name="T17" style:family="text">
      <style:text-properties fo:color="#4ec9b0" loext:opacity="100%"/>
    </style:style>
    <style:style style:name="T18" style:family="text">
      <style:text-properties fo:color="#4ec9b0" loext:opacity="100%" style:font-name="Consolas" fo:font-size="10.5pt"/>
    </style:style>
    <style:style style:name="T19" style:family="text">
      <style:text-properties fo:color="#4ec9b0" loext:opacity="100%" style:font-name="Consolas" fo:font-size="10.5pt" fo:font-weight="normal"/>
    </style:style>
    <style:style style:name="T20" style:family="text">
      <style:text-properties fo:color="#4ec9b0" loext:opacity="100%" fo:font-size="10.5pt"/>
    </style:style>
    <style:style style:name="T21" style:family="text">
      <style:text-properties style:font-name="Consolas" fo:font-size="10.5pt"/>
    </style:style>
    <style:style style:name="T22" style:family="text">
      <style:text-properties style:font-name="Consolas" fo:font-size="10.5pt" fo:font-weight="normal"/>
    </style:style>
    <style:style style:name="T23" style:family="text">
      <style:text-properties fo:font-size="10.5pt"/>
    </style:style>
    <style:style style:name="T24" style:family="text">
      <style:text-properties fo:color="#6a9955" loext:opacity="100%" style:font-name="Consolas" fo:font-size="10.5pt"/>
    </style:style>
    <style:style style:name="T25" style:family="text">
      <style:text-properties fo:color="#6a9955" loext:opacity="100%" style:font-name="Consolas" fo:font-size="10.5pt" fo:font-weight="normal"/>
    </style:style>
    <style:style style:name="T26" style:family="text">
      <style:text-properties fo:color="#6a9955" loext:opacity="100%" fo:font-size="10.5pt"/>
    </style:style>
    <style:style style:name="T27" style:family="text">
      <style:text-properties fo:color="#569cd6" loext:opacity="100%" style:font-name="Consolas" fo:font-size="10.5pt"/>
    </style:style>
    <style:style style:name="T28" style:family="text">
      <style:text-properties fo:color="#569cd6" loext:opacity="100%" style:font-name="Consolas" fo:font-size="10.5pt" fo:font-weight="normal"/>
    </style:style>
    <style:style style:name="T29" style:family="text">
      <style:text-properties fo:color="#569cd6" loext:opacity="100%" fo:font-size="10.5pt"/>
    </style:style>
    <style:style style:name="T30" style:family="text">
      <style:text-properties fo:color="#ce9178" loext:opacity="100%" style:font-name="Consolas" fo:font-size="10.5pt"/>
    </style:style>
    <style:style style:name="T31" style:family="text">
      <style:text-properties fo:color="#ce9178" loext:opacity="100%" style:font-name="Consolas" fo:font-size="10.5pt" fo:font-weight="normal"/>
    </style:style>
    <style:style style:name="T32" style:family="text">
      <style:text-properties fo:color="#ce9178" loext:opacity="100%" fo:font-size="10.5pt"/>
    </style:style>
    <style:style style:name="T33" style:family="text">
      <style:text-properties fo:color="#b5cea8" loext:opacity="100%" style:font-name="Consolas" fo:font-size="10.5pt"/>
    </style:style>
    <style:style style:name="T34" style:family="text">
      <style:text-properties fo:color="#b5cea8" loext:opacity="100%" style:font-name="Consolas" fo:font-size="10.5pt" fo:font-weight="normal"/>
    </style:style>
    <style:style style:name="T35" style:family="text">
      <style:text-properties fo:color="#b5cea8" loext:opacity="100%" fo:font-size="10.5pt"/>
    </style:style>
    <style:style style:name="T36" style:family="text">
      <style:text-properties fo:color="#c586c0" loext:opacity="100%" style:font-name="Consolas" fo:font-size="10.5pt"/>
    </style:style>
    <style:style style:name="T37" style:family="text">
      <style:text-properties fo:color="#c586c0" loext:opacity="100%" style:font-name="Consolas" fo:font-size="10.5pt" fo:font-weight="normal"/>
    </style:style>
    <style:style style:name="T38" style:family="text">
      <style:text-properties fo:color="#c586c0" loext:opacity="100%" fo:font-size="10.5pt"/>
    </style:style>
    <style:style style:name="T39" style:family="text">
      <style:text-properties fo:color="#4fc1ff" loext:opacity="100%" style:font-name="Consolas" fo:font-size="10.5pt"/>
    </style:style>
    <style:style style:name="T40" style:family="text">
      <style:text-properties fo:color="#4fc1ff" loext:opacity="100%" style:font-name="Consolas" fo:font-size="10.5pt" fo:font-weight="normal"/>
    </style:style>
    <style:style style:name="T41" style:family="text">
      <style:text-properties fo:color="#4fc1ff" loext:opacity="100%" fo:font-size="10.5pt"/>
    </style:style>
    <style:style style:name="T42" style:family="text">
      <style:text-properties fo:color="#c8c8c8" loext:opacity="100%" style:font-name="Consolas" fo:font-size="10.5pt"/>
    </style:style>
    <style:style style:name="T43" style:family="text">
      <style:text-properties fo:color="#c8c8c8" loext:opacity="100%" style:font-name="Consolas" fo:font-size="10.5pt" fo:font-weight="normal"/>
    </style:style>
    <style:style style:name="T44" style:family="text">
      <style:text-properties fo:color="#c8c8c8" loext:opacity="100%" fo:font-size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eneratePlan</text:span>(<text:span text:style-name="T9">kcal</text:span><text:span text:style-name="T13">:</text:span> <text:span text:style-name="T17">number</text:span>)<text:span text:style-name="T13">:</text:span> <text:span text:style-name="T17">any</text:span> {</text:p>
      <text:p text:style-name="P2">    <text:span text:style-name="T26">// PosilekMinimal[][]</text:span></text:p>
      <text:p text:style-name="P2">    <text:span text:style-name="T29">this</text:span><text:span text:style-name="T23">.</text:span><text:span text:style-name="T12">userKcalValue</text:span><text:span text:style-name="T23"> </text:span><text:span text:style-name="T16">=</text:span><text:span text:style-name="T23"> </text:span><text:span text:style-name="T12">kcal</text:span><text:span text:style-name="T23">;</text:span></text:p>
      <text:p text:style-name="P2">    <text:span text:style-name="T29">this</text:span><text:span text:style-name="T23">.</text:span><text:span text:style-name="T4">getDataFromDB</text:span><text:span text:style-name="T23">();</text:span></text:p>
      <text:p text:style-name="P3"><text:span text:style-name="T5">  </text:span><text:span text:style-name="T8">}</text:span></text:p>
      <text:p text:style-name="P3"><text:span text:style-name="T5">  </text:span><text:span text:style-name="T4">getDataFromDB</text:span><text:span text:style-name="T8">() {</text:span></text:p>
      <text:p text:style-name="P2">    <text:span text:style-name="T29">this</text:span><text:span text:style-name="T23">.</text:span><text:span text:style-name="T12">db</text:span><text:span text:style-name="T23">.</text:span><text:span text:style-name="T4">getRecipestoGenerate</text:span><text:span text:style-name="T23">().</text:span><text:span text:style-name="T4">subscribe</text:span><text:span text:style-name="T23">(</text:span></text:p>
      <text:p text:style-name="P2">      <text:span text:style-name="T23">(</text:span><text:span text:style-name="T12">response</text:span><text:span text:style-name="T23">) </text:span><text:span text:style-name="T29">=&gt;</text:span><text:span text:style-name="T23"> {</text:span></text:p>
      <text:p text:style-name="P2">        <text:span text:style-name="T29">this</text:span><text:span text:style-name="T23">.</text:span><text:span text:style-name="T12">recipes</text:span><text:span text:style-name="T23"> </text:span><text:span text:style-name="T16">=</text:span><text:span text:style-name="T23"> </text:span><text:span text:style-name="T12">response</text:span><text:span text:style-name="T23">;</text:span></text:p>
      <text:p text:style-name="P4"><text:span text:style-name="T5">        </text:span><text:span text:style-name="T26">// Sortowanie przepisów po kategorii</text:span></text:p>
      <text:p text:style-name="P2">        <text:span text:style-name="T29">this</text:span><text:span text:style-name="T23">.</text:span><text:span text:style-name="T4">sortRecipes</text:span><text:span text:style-name="T23">();</text:span></text:p>
      <text:p text:style-name="P2">      <text:span text:style-name="T23">},</text:span></text:p>
      <text:p text:style-name="P2">      <text:span text:style-name="T23">(</text:span><text:span text:style-name="T12">error</text:span><text:span text:style-name="T23">) </text:span><text:span text:style-name="T29">=&gt;</text:span><text:span text:style-name="T23"> {</text:span></text:p>
      <text:p text:style-name="P2">        <text:span text:style-name="T12">console</text:span><text:span text:style-name="T23">.</text:span><text:span text:style-name="T4">error</text:span><text:span text:style-name="T23">(</text:span><text:span text:style-name="T32">"Błąd podczas pobierania przepisów:"</text:span><text:span text:style-name="T23">, </text:span><text:span text:style-name="T12">error</text:span><text:span text:style-name="T23">);</text:span></text:p>
      <text:p text:style-name="P2">      <text:span text:style-name="T23">}</text:span></text:p>
      <text:p text:style-name="P2">    <text:span text:style-name="T23">);</text:span></text:p>
      <text:p text:style-name="P4"><text:span text:style-name="T5">  </text:span><text:span text:style-name="T8">}</text:span></text:p>
      <text:p text:style-name="P2">  <text:span text:style-name="T29">private</text:span><text:span text:style-name="T23"> </text:span><text:span text:style-name="T4">sortRecipes</text:span><text:span text:style-name="T23">() {</text:span></text:p>
      <text:p text:style-name="P4"><text:span text:style-name="T5">    </text:span><text:span text:style-name="T29">this</text:span><text:span text:style-name="T8">.</text:span><text:span text:style-name="T12">przepisK1</text:span><text:span text:style-name="T8"> </text:span><text:span text:style-name="T16">=</text:span><text:span text:style-name="T8"> [];</text:span><text:span text:style-name="T29">this</text:span><text:span text:style-name="T8">.</text:span><text:span text:style-name="T12">przepisK2</text:span><text:span text:style-name="T8"> </text:span><text:span text:style-name="T16">=</text:span><text:span text:style-name="T8"> [];</text:span><text:span text:style-name="T29">this</text:span><text:span text:style-name="T8">.</text:span><text:span text:style-name="T12">przepisK3</text:span><text:span text:style-name="T8"> </text:span><text:span text:style-name="T16">=</text:span><text:span text:style-name="T8"> []; </text:span><text:span text:style-name="T29">this</text:span><text:span text:style-name="T8">.</text:span><text:span text:style-name="T12">przepisK4</text:span><text:span text:style-name="T8"> </text:span><text:span text:style-name="T16">=</text:span><text:span text:style-name="T8"> [];</text:span></text:p>
      <text:p text:style-name="P2">    <text:span text:style-name="T29">this</text:span><text:span text:style-name="T23">.</text:span><text:span text:style-name="T12">recipes</text:span><text:span text:style-name="T23">.</text:span><text:span text:style-name="T4">forEach</text:span><text:span text:style-name="T23">((</text:span><text:span text:style-name="T12">recipe</text:span><text:span text:style-name="T23">) </text:span><text:span text:style-name="T29">=&gt;</text:span><text:span text:style-name="T23"> {</text:span></text:p>
      <text:p text:style-name="P2">      <text:span text:style-name="T38">switch</text:span><text:span text:style-name="T23"> (</text:span><text:span text:style-name="T12">recipe</text:span><text:span text:style-name="T23">.</text:span><text:span text:style-name="T12">idKategorii</text:span><text:span text:style-name="T23">) {</text:span></text:p>
      <text:p text:style-name="P2">        <text:span text:style-name="T38">case</text:span><text:span text:style-name="T23"> </text:span><text:span text:style-name="T35">1</text:span><text:span text:style-name="T23">:</text:span></text:p>
      <text:p text:style-name="P2">          <text:span text:style-name="T29">this</text:span><text:span text:style-name="T23">.</text:span><text:span text:style-name="T12">przepisK1</text:span><text:span text:style-name="T23">.</text:span><text:span text:style-name="T4">push</text:span><text:span text:style-name="T23">({ </text:span><text:span text:style-name="T12">id:</text:span><text:span text:style-name="T23"> </text:span><text:span text:style-name="T12">recipe</text:span><text:span text:style-name="T23">.</text:span><text:span text:style-name="T12">idPrzepisu</text:span><text:span text:style-name="T23">, </text:span><text:span text:style-name="T12">kcal:</text:span><text:span text:style-name="T23"> </text:span><text:span text:style-name="T12">recipe</text:span><text:span text:style-name="T23">.</text:span><text:span text:style-name="T12">kcal</text:span><text:span text:style-name="T23"> });</text:span></text:p>
      <text:p text:style-name="P2">          <text:span text:style-name="T38">break</text:span><text:span text:style-name="T23">;</text:span></text:p>
      <text:p text:style-name="P2">        <text:span text:style-name="T38">case</text:span><text:span text:style-name="T23"> </text:span><text:span text:style-name="T35">2</text:span><text:span text:style-name="T23">:</text:span></text:p>
      <text:p text:style-name="P2">          <text:span text:style-name="T29">this</text:span><text:span text:style-name="T23">.</text:span><text:span text:style-name="T12">przepisK2</text:span><text:span text:style-name="T23">.</text:span><text:span text:style-name="T4">push</text:span><text:span text:style-name="T23">({ </text:span><text:span text:style-name="T12">id:</text:span><text:span text:style-name="T23"> </text:span><text:span text:style-name="T12">recipe</text:span><text:span text:style-name="T23">.</text:span><text:span text:style-name="T12">idPrzepisu</text:span><text:span text:style-name="T23">, </text:span><text:span text:style-name="T12">kcal:</text:span><text:span text:style-name="T23"> </text:span><text:span text:style-name="T12">recipe</text:span><text:span text:style-name="T23">.</text:span><text:span text:style-name="T12">kcal</text:span><text:span text:style-name="T23"> });</text:span></text:p>
      <text:p text:style-name="P2">          <text:span text:style-name="T38">break</text:span><text:span text:style-name="T23">;</text:span></text:p>
      <text:p text:style-name="P2">        <text:span text:style-name="T38">case</text:span><text:span text:style-name="T23"> </text:span><text:span text:style-name="T35">3</text:span><text:span text:style-name="T23">:</text:span></text:p>
      <text:p text:style-name="P2">          <text:span text:style-name="T29">this</text:span><text:span text:style-name="T23">.</text:span><text:span text:style-name="T12">przepisK3</text:span><text:span text:style-name="T23">.</text:span><text:span text:style-name="T4">push</text:span><text:span text:style-name="T23">({ </text:span><text:span text:style-name="T12">id:</text:span><text:span text:style-name="T23"> </text:span><text:span text:style-name="T12">recipe</text:span><text:span text:style-name="T23">.</text:span><text:span text:style-name="T12">idPrzepisu</text:span><text:span text:style-name="T23">, </text:span><text:span text:style-name="T12">kcal:</text:span><text:span text:style-name="T23"> </text:span><text:span text:style-name="T12">recipe</text:span><text:span text:style-name="T23">.</text:span><text:span text:style-name="T12">kcal</text:span><text:span text:style-name="T23"> });</text:span></text:p>
      <text:p text:style-name="P2">          <text:span text:style-name="T38">break</text:span><text:span text:style-name="T23">;</text:span></text:p>
      <text:p text:style-name="P2">        <text:span text:style-name="T38">case</text:span><text:span text:style-name="T23"> </text:span><text:span text:style-name="T35">4</text:span><text:span text:style-name="T23">:</text:span></text:p>
      <text:p text:style-name="P2">          <text:span text:style-name="T29">this</text:span><text:span text:style-name="T23">.</text:span><text:span text:style-name="T12">przepisK4</text:span><text:span text:style-name="T23">.</text:span><text:span text:style-name="T4">push</text:span><text:span text:style-name="T23">({ </text:span><text:span text:style-name="T12">id:</text:span><text:span text:style-name="T23"> </text:span><text:span text:style-name="T12">recipe</text:span><text:span text:style-name="T23">.</text:span><text:span text:style-name="T12">idPrzepisu</text:span><text:span text:style-name="T23">, </text:span><text:span text:style-name="T12">kcal:</text:span><text:span text:style-name="T23"> </text:span><text:span text:style-name="T12">recipe</text:span><text:span text:style-name="T23">.</text:span><text:span text:style-name="T12">kcal</text:span><text:span text:style-name="T23"> });</text:span></text:p>
      <text:p text:style-name="P2">          <text:span text:style-name="T38">break</text:span><text:span text:style-name="T23">;</text:span></text:p>
      <text:p text:style-name="P2">        <text:span text:style-name="T38">default</text:span><text:span text:style-name="T23">:</text:span></text:p>
      <text:p text:style-name="P2">          <text:span text:style-name="T12">console</text:span><text:span text:style-name="T23">.</text:span><text:span text:style-name="T4">error</text:span><text:span text:style-name="T23">(</text:span><text:span text:style-name="T32">"Nieznana kategoria:"</text:span><text:span text:style-name="T23">, </text:span><text:span text:style-name="T12">recipe</text:span><text:span text:style-name="T23">.</text:span><text:span text:style-name="T12">idKategorii</text:span><text:span text:style-name="T23">);</text:span></text:p>
      <text:p text:style-name="P2">      <text:span text:style-name="T23">}</text:span></text:p>
      <text:p text:style-name="P2">    <text:span text:style-name="T23">});</text:span></text:p>
      <text:p text:style-name="P2">    <text:span text:style-name="T29">this</text:span><text:span text:style-name="T23">.</text:span><text:span text:style-name="T4">generateResults</text:span><text:span text:style-name="T23">();</text:span></text:p>
      <text:p text:style-name="P4"><text:span text:style-name="T5">  </text:span><text:span text:style-name="T8">}</text:span></text:p>
      <text:p text:style-name="P2">  <text:span text:style-name="T29">private</text:span><text:span text:style-name="T23"> </text:span><text:span text:style-name="T4">generateResults</text:span><text:span text:style-name="T23">() {</text:span></text:p>
      <text:p text:style-name="P4"><text:span text:style-name="T5">    </text:span><text:span text:style-name="T29">this</text:span><text:span text:style-name="T8">.</text:span><text:span text:style-name="T12">results</text:span><text:span text:style-name="T8"> </text:span><text:span text:style-name="T16">=</text:span><text:span text:style-name="T8"> [];</text:span></text:p>
      <text:p text:style-name="P2">    <text:span text:style-name="T38">for</text:span><text:span text:style-name="T23"> (</text:span><text:span text:style-name="T29">let</text:span><text:span text:style-name="T23"> </text:span><text:span text:style-name="T12">i</text:span><text:span text:style-name="T23"> </text:span><text:span text:style-name="T16">=</text:span><text:span text:style-name="T23"> </text:span><text:span text:style-name="T35">0</text:span><text:span text:style-name="T23">; </text:span><text:span text:style-name="T12">i</text:span><text:span text:style-name="T23"> </text:span><text:span text:style-name="T16">&lt;</text:span><text:span text:style-name="T23"> </text:span><text:span text:style-name="T29">this</text:span><text:span text:style-name="T23">.</text:span><text:span text:style-name="T12">przepisK1</text:span><text:span text:style-name="T23">.</text:span><text:span text:style-name="T12">length</text:span><text:span text:style-name="T23">; </text:span><text:span text:style-name="T12">i</text:span><text:span text:style-name="T16">++</text:span><text:span text:style-name="T23">) {</text:span></text:p>
      <text:p text:style-name="P2">      <text:span text:style-name="T38">for</text:span><text:span text:style-name="T23"> (</text:span><text:span text:style-name="T29">let</text:span><text:span text:style-name="T23"> </text:span><text:span text:style-name="T12">j</text:span><text:span text:style-name="T23"> </text:span><text:span text:style-name="T16">=</text:span><text:span text:style-name="T23"> </text:span><text:span text:style-name="T35">0</text:span><text:span text:style-name="T23">; </text:span><text:span text:style-name="T12">j</text:span><text:span text:style-name="T23"> </text:span><text:span text:style-name="T16">&lt;</text:span><text:span text:style-name="T23"> </text:span><text:span text:style-name="T29">this</text:span><text:span text:style-name="T23">.</text:span><text:span text:style-name="T12">przepisK2</text:span><text:span text:style-name="T23">.</text:span><text:span text:style-name="T12">length</text:span><text:span text:style-name="T23">; </text:span><text:span text:style-name="T12">j</text:span><text:span text:style-name="T16">++</text:span><text:span text:style-name="T23">) {</text:span></text:p>
      <text:p text:style-name="P2">        <text:span text:style-name="T38">for</text:span><text:span text:style-name="T23"> (</text:span><text:span text:style-name="T29">let</text:span><text:span text:style-name="T23"> </text:span><text:span text:style-name="T12">k</text:span><text:span text:style-name="T23"> </text:span><text:span text:style-name="T16">=</text:span><text:span text:style-name="T23"> </text:span><text:span text:style-name="T35">0</text:span><text:span text:style-name="T23">; </text:span><text:span text:style-name="T12">k</text:span><text:span text:style-name="T23"> </text:span><text:span text:style-name="T16">&lt;</text:span><text:span text:style-name="T23"> </text:span><text:span text:style-name="T29">this</text:span><text:span text:style-name="T23">.</text:span><text:span text:style-name="T12">przepisK3</text:span><text:span text:style-name="T23">.</text:span><text:span text:style-name="T12">length</text:span><text:span text:style-name="T23">; </text:span><text:span text:style-name="T12">k</text:span><text:span text:style-name="T16">++</text:span><text:span text:style-name="T23">) {</text:span></text:p>
      <text:p text:style-name="P2">          <text:span text:style-name="T38">for</text:span><text:span text:style-name="T23"> (</text:span><text:span text:style-name="T29">let</text:span><text:span text:style-name="T23"> </text:span><text:span text:style-name="T12">l</text:span><text:span text:style-name="T23"> </text:span><text:span text:style-name="T16">=</text:span><text:span text:style-name="T23"> </text:span><text:span text:style-name="T35">0</text:span><text:span text:style-name="T23">; </text:span><text:span text:style-name="T12">l</text:span><text:span text:style-name="T23"> </text:span><text:span text:style-name="T16">&lt;</text:span><text:span text:style-name="T23"> </text:span><text:span text:style-name="T29">this</text:span><text:span text:style-name="T23">.</text:span><text:span text:style-name="T12">przepisK4</text:span><text:span text:style-name="T23">.</text:span><text:span text:style-name="T12">length</text:span><text:span text:style-name="T23">; </text:span><text:span text:style-name="T12">l</text:span><text:span text:style-name="T16">++</text:span><text:span text:style-name="T23">) {</text:span></text:p>
      <text:p text:style-name="P2">            <text:span text:style-name="T29">this</text:span><text:span text:style-name="T23">.</text:span><text:span text:style-name="T12">results</text:span><text:span text:style-name="T23">.</text:span><text:span text:style-name="T4">push</text:span><text:span text:style-name="T23">({</text:span></text:p>
      <text:p text:style-name="P2">              <text:span text:style-name="T12">recipesIds:</text:span><text:span text:style-name="T23"> [</text:span></text:p>
      <text:p text:style-name="P2">                <text:span text:style-name="T29">this</text:span><text:span text:style-name="T23">.</text:span><text:span text:style-name="T12">przepisK1</text:span><text:span text:style-name="T23">[</text:span><text:span text:style-name="T12">i</text:span><text:span text:style-name="T23">].</text:span><text:span text:style-name="T12">id</text:span><text:span text:style-name="T23">,</text:span></text:p>
      <text:p text:style-name="P2">                <text:span text:style-name="T29">this</text:span><text:span text:style-name="T23">.</text:span><text:span text:style-name="T12">przepisK2</text:span><text:span text:style-name="T23">[</text:span><text:span text:style-name="T12">j</text:span><text:span text:style-name="T23">].</text:span><text:span text:style-name="T12">id</text:span><text:span text:style-name="T23">,</text:span></text:p>
      <text:p text:style-name="P2">                <text:span text:style-name="T29">this</text:span><text:span text:style-name="T23">.</text:span><text:span text:style-name="T12">przepisK3</text:span><text:span text:style-name="T23">[</text:span><text:span text:style-name="T12">k</text:span><text:span text:style-name="T23">].</text:span><text:span text:style-name="T12">id</text:span><text:span text:style-name="T23">,</text:span></text:p>
      <text:p text:style-name="P2"><text:soft-page-break/>                <text:span text:style-name="T29">this</text:span><text:span text:style-name="T23">.</text:span><text:span text:style-name="T12">przepisK4</text:span><text:span text:style-name="T23">[</text:span><text:span text:style-name="T12">l</text:span><text:span text:style-name="T23">].</text:span><text:span text:style-name="T12">id</text:span><text:span text:style-name="T23">,],</text:span></text:p>
      <text:p text:style-name="P2">              <text:span text:style-name="T12">sum:</text:span></text:p>
      <text:p text:style-name="P2">                <text:span text:style-name="T29">this</text:span><text:span text:style-name="T23">.</text:span><text:span text:style-name="T12">przepisK1</text:span><text:span text:style-name="T23">[</text:span><text:span text:style-name="T12">i</text:span><text:span text:style-name="T23">].</text:span><text:span text:style-name="T12">kcal</text:span><text:span text:style-name="T23"> </text:span><text:span text:style-name="T16">+</text:span></text:p>
      <text:p text:style-name="P2">                <text:span text:style-name="T29">this</text:span><text:span text:style-name="T23">.</text:span><text:span text:style-name="T12">przepisK2</text:span><text:span text:style-name="T23">[</text:span><text:span text:style-name="T12">j</text:span><text:span text:style-name="T23">].</text:span><text:span text:style-name="T12">kcal</text:span><text:span text:style-name="T23"> </text:span><text:span text:style-name="T16">+</text:span></text:p>
      <text:p text:style-name="P2">                <text:span text:style-name="T29">this</text:span><text:span text:style-name="T23">.</text:span><text:span text:style-name="T12">przepisK3</text:span><text:span text:style-name="T23">[</text:span><text:span text:style-name="T12">k</text:span><text:span text:style-name="T23">].</text:span><text:span text:style-name="T12">kcal</text:span><text:span text:style-name="T23"> </text:span><text:span text:style-name="T16">+</text:span></text:p>
      <text:p text:style-name="P2">                <text:span text:style-name="T29">this</text:span><text:span text:style-name="T23">.</text:span><text:span text:style-name="T12">przepisK4</text:span><text:span text:style-name="T23">[</text:span><text:span text:style-name="T12">l</text:span><text:span text:style-name="T23">].</text:span><text:span text:style-name="T12">kcal</text:span><text:span text:style-name="T23">,</text:span></text:p>
      <text:p text:style-name="P2">              <text:span text:style-name="T12">fit:</text:span><text:span text:style-name="T23"> </text:span><text:span text:style-name="T35">0</text:span><text:span text:style-name="T23">,</text:span></text:p>
      <text:p text:style-name="P2">            <text:span text:style-name="T23">});</text:span></text:p>
      <text:p text:style-name="P2">          <text:span text:style-name="T23">}</text:span></text:p>
      <text:p text:style-name="P2">        <text:span text:style-name="T23">}</text:span></text:p>
      <text:p text:style-name="P2">      <text:span text:style-name="T23">}</text:span></text:p>
      <text:p text:style-name="P2">    <text:span text:style-name="T23">}</text:span></text:p>
      <text:p text:style-name="P2">    <text:span text:style-name="T12">console</text:span><text:span text:style-name="T23">.</text:span><text:span text:style-name="T4">log</text:span><text:span text:style-name="T23">(</text:span><text:span text:style-name="T32">"Rezultat: "</text:span><text:span text:style-name="T23">, </text:span><text:span text:style-name="T29">this</text:span><text:span text:style-name="T23">.</text:span><text:span text:style-name="T12">results</text:span><text:span text:style-name="T23">);</text:span></text:p>
      <text:p text:style-name="P2">    <text:span text:style-name="T29">this</text:span><text:span text:style-name="T23">.</text:span><text:span text:style-name="T4">countFit</text:span><text:span text:style-name="T23">();</text:span></text:p>
      <text:p text:style-name="P2">  <text:span text:style-name="T23">}</text:span></text:p>
      <text:p text:style-name="P4"/>
      <text:p text:style-name="P2">  <text:span text:style-name="T29">private</text:span><text:span text:style-name="T23"> </text:span><text:span text:style-name="T4">countFit</text:span><text:span text:style-name="T23">() {</text:span></text:p>
      <text:p text:style-name="P2">    <text:span text:style-name="T29">const</text:span><text:span text:style-name="T23"> </text:span><text:span text:style-name="T41">userKcalValue</text:span><text:span text:style-name="T23"> </text:span><text:span text:style-name="T16">=</text:span><text:span text:style-name="T23"> </text:span><text:span text:style-name="T29">this</text:span><text:span text:style-name="T23">.</text:span><text:span text:style-name="T12">userKcalValue</text:span><text:span text:style-name="T23">;</text:span></text:p>
      <text:p text:style-name="P2">    <text:span text:style-name="T38">if</text:span><text:span text:style-name="T23"> (</text:span><text:span text:style-name="T41">userKcalValue</text:span><text:span text:style-name="T23"> </text:span><text:span text:style-name="T16">==</text:span><text:span text:style-name="T23"> </text:span><text:span text:style-name="T35">0</text:span><text:span text:style-name="T23">) {</text:span></text:p>
      <text:p text:style-name="P2">      <text:span text:style-name="T12">console</text:span><text:span text:style-name="T23">.</text:span><text:span text:style-name="T4">log</text:span><text:span text:style-name="T23">(</text:span><text:span text:style-name="T32">"Dane użytkownika nie podane!"</text:span><text:span text:style-name="T23">);</text:span></text:p>
      <text:p text:style-name="P2">    <text:span text:style-name="T23">} </text:span><text:span text:style-name="T38">else</text:span><text:span text:style-name="T23"> {</text:span></text:p>
      <text:p text:style-name="P2">      <text:span text:style-name="T38">for</text:span><text:span text:style-name="T23"> (</text:span><text:span text:style-name="T29">let</text:span><text:span text:style-name="T23"> </text:span><text:span text:style-name="T12">i</text:span><text:span text:style-name="T23"> </text:span><text:span text:style-name="T16">=</text:span><text:span text:style-name="T23"> </text:span><text:span text:style-name="T35">0</text:span><text:span text:style-name="T23">; </text:span><text:span text:style-name="T12">i</text:span><text:span text:style-name="T23"> </text:span><text:span text:style-name="T16">&lt;</text:span><text:span text:style-name="T23"> </text:span><text:span text:style-name="T29">this</text:span><text:span text:style-name="T23">.</text:span><text:span text:style-name="T12">results</text:span><text:span text:style-name="T23">.</text:span><text:span text:style-name="T12">length</text:span><text:span text:style-name="T23">; </text:span><text:span text:style-name="T12">i</text:span><text:span text:style-name="T16">++</text:span><text:span text:style-name="T23">) {</text:span></text:p>
      <text:p text:style-name="P2">        <text:span text:style-name="T29">this</text:span><text:span text:style-name="T23">.</text:span><text:span text:style-name="T12">results</text:span><text:span text:style-name="T23">[</text:span><text:span text:style-name="T12">i</text:span><text:span text:style-name="T23">].</text:span><text:span text:style-name="T12">fit</text:span><text:span text:style-name="T23"> </text:span><text:span text:style-name="T16">=</text:span><text:span text:style-name="T23"> </text:span><text:span text:style-name="T12">Math</text:span><text:span text:style-name="T23">.</text:span><text:span text:style-name="T4">abs</text:span><text:span text:style-name="T23">(</text:span><text:span text:style-name="T29">this</text:span><text:span text:style-name="T23">.</text:span><text:span text:style-name="T12">results</text:span><text:span text:style-name="T23">[</text:span><text:span text:style-name="T12">i</text:span><text:span text:style-name="T23">].</text:span><text:span text:style-name="T12">sum</text:span><text:span text:style-name="T23"> </text:span><text:span text:style-name="T16">-</text:span><text:span text:style-name="T23"> </text:span><text:span text:style-name="T41">userKcalValue</text:span><text:span text:style-name="T23">);</text:span></text:p>
      <text:p text:style-name="P2">      <text:span text:style-name="T23">}</text:span></text:p>
      <text:p text:style-name="P2">      <text:span text:style-name="T29">this</text:span><text:span text:style-name="T23">.</text:span><text:span text:style-name="T4">sortResults</text:span><text:span text:style-name="T23">();</text:span></text:p>
      <text:p text:style-name="P2">    <text:span text:style-name="T23">}</text:span></text:p>
      <text:p text:style-name="P4"><text:span text:style-name="T5">  </text:span><text:span text:style-name="T8">}</text:span></text:p>
      <text:p text:style-name="P2">  <text:span text:style-name="T29">private</text:span><text:span text:style-name="T23"> </text:span><text:span text:style-name="T4">sortResults</text:span><text:span text:style-name="T23">() {</text:span></text:p>
      <text:p text:style-name="P2">    <text:span text:style-name="T29">this</text:span><text:span text:style-name="T23">.</text:span><text:span text:style-name="T12">results</text:span><text:span text:style-name="T23">.</text:span><text:span text:style-name="T4">sort</text:span><text:span text:style-name="T23">((</text:span><text:span text:style-name="T12">a</text:span><text:span text:style-name="T23">, </text:span><text:span text:style-name="T12">b</text:span><text:span text:style-name="T23">) </text:span><text:span text:style-name="T29">=&gt;</text:span><text:span text:style-name="T23"> </text:span><text:span text:style-name="T12">a</text:span><text:span text:style-name="T23">.</text:span><text:span text:style-name="T12">fit</text:span><text:span text:style-name="T23"> </text:span><text:span text:style-name="T16">-</text:span><text:span text:style-name="T23"> </text:span><text:span text:style-name="T12">b</text:span><text:span text:style-name="T23">.</text:span><text:span text:style-name="T12">fit</text:span><text:span text:style-name="T23">);</text:span></text:p>
      <text:p text:style-name="P2">    <text:span text:style-name="T29">this</text:span><text:span text:style-name="T23">.</text:span><text:span text:style-name="T4">chooseRecipeswithoutDoubles</text:span><text:span text:style-name="T23">();</text:span></text:p>
      <text:p text:style-name="P4"><text:span text:style-name="T5">  </text:span><text:span text:style-name="T8">}</text:span></text:p>
      <text:p text:style-name="P2">  <text:span text:style-name="T29">private</text:span><text:span text:style-name="T23"> </text:span><text:span text:style-name="T4">chooseRecipeswithoutDoubles</text:span><text:span text:style-name="T23">() {</text:span></text:p>
      <text:p text:style-name="P2">    <text:span text:style-name="T29">const</text:span><text:span text:style-name="T23"> </text:span><text:span text:style-name="T41">maxIndex</text:span><text:span text:style-name="T23"> </text:span><text:span text:style-name="T16">=</text:span><text:span text:style-name="T23"> </text:span><text:span text:style-name="T29">this</text:span><text:span text:style-name="T23">.</text:span><text:span text:style-name="T12">results</text:span><text:span text:style-name="T23">.</text:span><text:span text:style-name="T4">findIndex</text:span><text:span text:style-name="T23">(</text:span></text:p>
      <text:p text:style-name="P2">      <text:span text:style-name="T23">(</text:span><text:span text:style-name="T12">result</text:span><text:span text:style-name="T23">) </text:span><text:span text:style-name="T29">=&gt;</text:span><text:span text:style-name="T23"> </text:span><text:span text:style-name="T12">result</text:span><text:span text:style-name="T23">.</text:span><text:span text:style-name="T12">fit</text:span><text:span text:style-name="T23"> </text:span><text:span text:style-name="T16">&gt;=</text:span><text:span text:style-name="T23"> </text:span><text:span text:style-name="T35">45</text:span><text:span text:style-name="T23"> </text:span><text:span text:style-name="T16">&amp;&amp;</text:span><text:span text:style-name="T23"> </text:span><text:span text:style-name="T12">result</text:span><text:span text:style-name="T23">.</text:span><text:span text:style-name="T12">fit</text:span><text:span text:style-name="T23"> </text:span><text:span text:style-name="T16">&lt;=</text:span><text:span text:style-name="T23"> </text:span><text:span text:style-name="T35">55</text:span></text:p>
      <text:p text:style-name="P2">    <text:span text:style-name="T23">);</text:span></text:p>
      <text:p text:style-name="P2">    <text:span text:style-name="T38">if</text:span><text:span text:style-name="T23"> (</text:span><text:span text:style-name="T41">maxIndex</text:span><text:span text:style-name="T23"> </text:span><text:span text:style-name="T16">===</text:span><text:span text:style-name="T23"> </text:span><text:span text:style-name="T16">-</text:span><text:span text:style-name="T35">1</text:span><text:span text:style-name="T23">) {</text:span></text:p>
      <text:p text:style-name="P2">      <text:span text:style-name="T12">console</text:span><text:span text:style-name="T23">.</text:span><text:span text:style-name="T4">error</text:span><text:span text:style-name="T23">(</text:span><text:span text:style-name="T32">"No result found with fit value between 45 and 55"</text:span><text:span text:style-name="T23">);</text:span></text:p>
      <text:p text:style-name="P2">      <text:span text:style-name="T38">return</text:span><text:span text:style-name="T23">;</text:span></text:p>
      <text:p text:style-name="P2">    <text:span text:style-name="T23">} </text:span><text:span text:style-name="T38">else</text:span><text:span text:style-name="T23"> {</text:span></text:p>
      <text:p text:style-name="P2">      <text:span text:style-name="T12">console</text:span><text:span text:style-name="T23">.</text:span><text:span text:style-name="T4">log</text:span><text:span text:style-name="T23">(</text:span><text:span text:style-name="T32">"Indeks fit=50 : "</text:span><text:span text:style-name="T23">, </text:span><text:span text:style-name="T41">maxIndex</text:span><text:span text:style-name="T23">);</text:span></text:p>
      <text:p text:style-name="P2">    <text:span text:style-name="T23">}</text:span></text:p>
      <text:p text:style-name="P4"><text:span text:style-name="T5">    </text:span><text:span text:style-name="T29">this</text:span><text:span text:style-name="T8">.</text:span><text:span text:style-name="T12">wybraneR</text:span><text:span text:style-name="T8"> </text:span><text:span text:style-name="T16">=</text:span><text:span text:style-name="T8"> [];</text:span></text:p>
      <text:p text:style-name="P2">    <text:span text:style-name="T29">this</text:span><text:span text:style-name="T23">.</text:span><text:span text:style-name="T12">wybraneR</text:span><text:span text:style-name="T23">.</text:span><text:span text:style-name="T4">push</text:span><text:span text:style-name="T23">(</text:span><text:span text:style-name="T29">this</text:span><text:span text:style-name="T23">.</text:span><text:span text:style-name="T12">results</text:span><text:span text:style-name="T23">[</text:span><text:span text:style-name="T35">0</text:span><text:span text:style-name="T23">]);</text:span></text:p>
      <text:p text:style-name="P2">    <text:span text:style-name="T29">let</text:span><text:span text:style-name="T23"> </text:span><text:span text:style-name="T12">r</text:span><text:span text:style-name="T16">=</text:span><text:span text:style-name="T35">1</text:span><text:span text:style-name="T23">;</text:span></text:p>
      <text:p text:style-name="P4"><text:span text:style-name="T5">    </text:span><text:span text:style-name="T44">genloop</text:span><text:span text:style-name="T8">:</text:span><text:span text:style-name="T38">while</text:span><text:span text:style-name="T8"> (</text:span><text:span text:style-name="T29">this</text:span><text:span text:style-name="T8">.</text:span><text:span text:style-name="T12">wybraneR</text:span><text:span text:style-name="T8">.</text:span><text:span text:style-name="T12">length</text:span><text:span text:style-name="T8"> </text:span><text:span text:style-name="T16">&lt;</text:span><text:span text:style-name="T8"> </text:span><text:span text:style-name="T35">7</text:span><text:span text:style-name="T8">) {</text:span></text:p>
      <text:p text:style-name="P2">      <text:span text:style-name="T29">let</text:span><text:span text:style-name="T23"> </text:span><text:span text:style-name="T12">newValue</text:span><text:span text:style-name="T16">:</text:span><text:span text:style-name="T23"> </text:span><text:span text:style-name="T20">number</text:span><text:span text:style-name="T23">[] </text:span><text:span text:style-name="T16">=</text:span><text:span text:style-name="T23"> </text:span><text:span text:style-name="T29">this</text:span><text:span text:style-name="T23">.</text:span><text:span text:style-name="T12">results</text:span><text:span text:style-name="T23">[</text:span><text:span text:style-name="T12">r</text:span><text:span text:style-name="T23">].</text:span><text:span text:style-name="T12">recipesIds</text:span><text:span text:style-name="T23">;</text:span></text:p>
      <text:p text:style-name="P2">      <text:span text:style-name="T29">let</text:span><text:span text:style-name="T23"> </text:span><text:span text:style-name="T12">duplicates</text:span><text:span text:style-name="T23"> </text:span><text:span text:style-name="T16">=</text:span><text:span text:style-name="T23"> </text:span><text:span text:style-name="T29">false</text:span><text:span text:style-name="T23">;</text:span></text:p>
      <text:p text:style-name="P2">      <text:span text:style-name="T44">checkloop</text:span><text:span text:style-name="T23">: </text:span><text:span text:style-name="T38">for</text:span><text:span text:style-name="T23"> (</text:span><text:span text:style-name="T29">let</text:span><text:span text:style-name="T23"> </text:span><text:span text:style-name="T12">i</text:span><text:span text:style-name="T23"> </text:span><text:span text:style-name="T16">=</text:span><text:span text:style-name="T23"> </text:span><text:span text:style-name="T35">0</text:span><text:span text:style-name="T23">; </text:span><text:span text:style-name="T12">i</text:span><text:span text:style-name="T23"> </text:span><text:span text:style-name="T16">&lt;</text:span><text:span text:style-name="T23"> </text:span><text:span text:style-name="T29">this</text:span><text:span text:style-name="T23">.</text:span><text:span text:style-name="T12">wybraneR</text:span><text:span text:style-name="T23">.</text:span><text:span text:style-name="T12">length</text:span><text:span text:style-name="T23">; </text:span><text:span text:style-name="T12">i</text:span><text:span text:style-name="T16">++</text:span><text:span text:style-name="T23">) {</text:span></text:p>
      <text:p text:style-name="P2">        <text:span text:style-name="T38">for</text:span><text:span text:style-name="T23"> (</text:span><text:span text:style-name="T29">let</text:span><text:span text:style-name="T23"> </text:span><text:span text:style-name="T12">j</text:span><text:span text:style-name="T23"> </text:span><text:span text:style-name="T16">=</text:span><text:span text:style-name="T23"> </text:span><text:span text:style-name="T35">0</text:span><text:span text:style-name="T23">; </text:span><text:span text:style-name="T12">j</text:span><text:span text:style-name="T23"> </text:span><text:span text:style-name="T16">&lt;</text:span><text:span text:style-name="T23"> </text:span><text:span text:style-name="T29">this</text:span><text:span text:style-name="T23">.</text:span><text:span text:style-name="T12">wybraneR</text:span><text:span text:style-name="T23">[</text:span><text:span text:style-name="T12">i</text:span><text:span text:style-name="T23">].</text:span><text:span text:style-name="T12">recipesIds</text:span><text:span text:style-name="T23">.</text:span><text:span text:style-name="T12">length</text:span><text:span text:style-name="T23">; </text:span><text:span text:style-name="T12">j</text:span><text:span text:style-name="T16">++</text:span><text:span text:style-name="T23">) {</text:span></text:p>
      <text:p text:style-name="P2">          <text:span text:style-name="T29">let</text:span><text:span text:style-name="T23"> </text:span><text:span text:style-name="T12">alreadyused</text:span><text:span text:style-name="T23"> </text:span><text:span text:style-name="T16">=</text:span><text:span text:style-name="T23"> </text:span><text:span text:style-name="T29">this</text:span><text:span text:style-name="T23">.</text:span><text:span text:style-name="T12">wybraneR</text:span><text:span text:style-name="T23">[</text:span><text:span text:style-name="T12">i</text:span><text:span text:style-name="T23">].</text:span><text:span text:style-name="T12">recipesIds</text:span><text:span text:style-name="T23">[</text:span><text:span text:style-name="T12">j</text:span><text:span text:style-name="T23">];</text:span></text:p>
      <text:p text:style-name="P2">          <text:span text:style-name="T38">for</text:span><text:span text:style-name="T23"> (</text:span><text:span text:style-name="T29">let</text:span><text:span text:style-name="T23"> </text:span><text:span text:style-name="T12">k</text:span><text:span text:style-name="T23"> </text:span><text:span text:style-name="T16">=</text:span><text:span text:style-name="T23"> </text:span><text:span text:style-name="T35">0</text:span><text:span text:style-name="T23">; </text:span><text:span text:style-name="T12">k</text:span><text:span text:style-name="T23"> </text:span><text:span text:style-name="T16">&lt;</text:span><text:span text:style-name="T23"> </text:span><text:span text:style-name="T12">newValue</text:span><text:span text:style-name="T23">.</text:span><text:span text:style-name="T12">length</text:span><text:span text:style-name="T23">; </text:span><text:span text:style-name="T12">k</text:span><text:span text:style-name="T16">++</text:span><text:span text:style-name="T23">) {</text:span></text:p>
      <text:p text:style-name="P2"><text:soft-page-break/>            <text:span text:style-name="T38">if</text:span><text:span text:style-name="T23"> (</text:span><text:span text:style-name="T12">newValue</text:span><text:span text:style-name="T23">[</text:span><text:span text:style-name="T12">k</text:span><text:span text:style-name="T23">] </text:span><text:span text:style-name="T16">==</text:span><text:span text:style-name="T23"> </text:span><text:span text:style-name="T12">alreadyused</text:span><text:span text:style-name="T23">) {</text:span></text:p>
      <text:p text:style-name="P2">              <text:span text:style-name="T12">duplicates</text:span><text:span text:style-name="T23"> </text:span><text:span text:style-name="T16">=</text:span><text:span text:style-name="T23"> </text:span><text:span text:style-name="T29">true</text:span><text:span text:style-name="T23">;</text:span></text:p>
      <text:p text:style-name="P2">              <text:span text:style-name="T38">break</text:span><text:span text:style-name="T23"> </text:span><text:span text:style-name="T44">checkloop</text:span><text:span text:style-name="T23">;</text:span></text:p>
      <text:p text:style-name="P2">            <text:span text:style-name="T23">}</text:span></text:p>
      <text:p text:style-name="P2">          <text:span text:style-name="T23">}</text:span></text:p>
      <text:p text:style-name="P2">        <text:span text:style-name="T23">}</text:span></text:p>
      <text:p text:style-name="P2">      <text:span text:style-name="T23">}</text:span></text:p>
      <text:p text:style-name="P2">      <text:span text:style-name="T38">if</text:span><text:span text:style-name="T23"> (</text:span><text:span text:style-name="T16">!</text:span><text:span text:style-name="T12">duplicates</text:span><text:span text:style-name="T23">) {</text:span></text:p>
      <text:p text:style-name="P2">        <text:span text:style-name="T29">this</text:span><text:span text:style-name="T23">.</text:span><text:span text:style-name="T12">wybraneR</text:span><text:span text:style-name="T23">.</text:span><text:span text:style-name="T4">push</text:span><text:span text:style-name="T23">(</text:span><text:span text:style-name="T29">this</text:span><text:span text:style-name="T23">.</text:span><text:span text:style-name="T12">results</text:span><text:span text:style-name="T23">[</text:span><text:span text:style-name="T12">r</text:span><text:span text:style-name="T23">]); </text:span><text:span text:style-name="T26">// Dodaj do tablicy tylko jeśli nie było duplikatu</text:span></text:p>
      <text:p text:style-name="P2">      <text:span text:style-name="T23">}</text:span></text:p>
      <text:p text:style-name="P2">      <text:span text:style-name="T12">r</text:span><text:span text:style-name="T16">++</text:span><text:span text:style-name="T23">;</text:span></text:p>
      <text:p text:style-name="P2">      <text:span text:style-name="T38">if</text:span><text:span text:style-name="T23">(</text:span><text:span text:style-name="T12">r</text:span><text:span text:style-name="T16">==</text:span><text:span text:style-name="T41">maxIndex</text:span><text:span text:style-name="T23">){</text:span></text:p>
      <text:p text:style-name="P2">        <text:span text:style-name="T12">console</text:span><text:span text:style-name="T23">.</text:span><text:span text:style-name="T4">log</text:span><text:span text:style-name="T23">(</text:span><text:span text:style-name="T32">'Osiągnięto limit maxIndex'</text:span><text:span text:style-name="T23">);</text:span></text:p>
      <text:p text:style-name="P2">        <text:span text:style-name="T38">break</text:span><text:span text:style-name="T23"> </text:span><text:span text:style-name="T44">genloop</text:span><text:span text:style-name="T23">;</text:span></text:p>
      <text:p text:style-name="P2">      <text:span text:style-name="T23">}</text:span></text:p>
      <text:p text:style-name="P4"><text:span text:style-name="T5">    </text:span><text:span text:style-name="T8">}</text:span></text:p>
      <text:p text:style-name="P2">    <text:span text:style-name="T29">this</text:span><text:span text:style-name="T23">.</text:span><text:span text:style-name="T4">returnPlantoUser</text:span><text:span text:style-name="T23">();</text:span></text:p>
      <text:p text:style-name="P4"><text:span text:style-name="T5">  </text:span><text:span text:style-name="T8">}</text:span></text:p>
      <text:p text:style-name="P2">  <text:span text:style-name="T4">returnPlantoUser</text:span><text:span text:style-name="T23">() {</text:span></text:p>
      <text:p text:style-name="P2">    <text:span text:style-name="T29">let</text:span><text:span text:style-name="T23"> </text:span><text:span text:style-name="T12">plan</text:span><text:span text:style-name="T16">:</text:span><text:span text:style-name="T23"> </text:span><text:span text:style-name="T20">WygenerowanyPlan</text:span><text:span text:style-name="T23"> </text:span><text:span text:style-name="T16">=</text:span><text:span text:style-name="T23"> { </text:span><text:span text:style-name="T12">dni:</text:span><text:span text:style-name="T23"> [], </text:span><text:span text:style-name="T12">kcalPerDay:</text:span><text:span text:style-name="T23"> [] };</text:span></text:p>
      <text:p text:style-name="P2">    <text:span text:style-name="T29">this</text:span><text:span text:style-name="T23">.</text:span><text:span text:style-name="T12">wybraneR</text:span><text:span text:style-name="T23">.</text:span><text:span text:style-name="T4">forEach</text:span><text:span text:style-name="T23">((</text:span><text:span text:style-name="T12">elem</text:span><text:span text:style-name="T16">:</text:span><text:span text:style-name="T23"> </text:span><text:span text:style-name="T20">DBResults</text:span><text:span text:style-name="T23">) </text:span><text:span text:style-name="T29">=&gt;</text:span><text:span text:style-name="T23"> {</text:span></text:p>
      <text:p text:style-name="P2">      <text:span text:style-name="T29">let</text:span><text:span text:style-name="T23"> </text:span><text:span text:style-name="T12">dzien</text:span><text:span text:style-name="T16">:</text:span><text:span text:style-name="T23"> </text:span><text:span text:style-name="T20">any</text:span><text:span text:style-name="T23">[] </text:span><text:span text:style-name="T16">=</text:span><text:span text:style-name="T23"> [];</text:span></text:p>
      <text:p text:style-name="P2">      <text:span text:style-name="T12">elem</text:span><text:span text:style-name="T23">.</text:span><text:span text:style-name="T12">recipesIds</text:span><text:span text:style-name="T23">.</text:span><text:span text:style-name="T4">forEach</text:span><text:span text:style-name="T23">((</text:span><text:span text:style-name="T12">id</text:span><text:span text:style-name="T16">:</text:span><text:span text:style-name="T23"> </text:span><text:span text:style-name="T20">number</text:span><text:span text:style-name="T23">) </text:span><text:span text:style-name="T29">=&gt;</text:span><text:span text:style-name="T23"> {</text:span></text:p>
      <text:p text:style-name="P2">        <text:span text:style-name="T29">const</text:span><text:span text:style-name="T23"> </text:span><text:span text:style-name="T41">foundRecipe</text:span><text:span text:style-name="T23"> </text:span><text:span text:style-name="T16">=</text:span><text:span text:style-name="T23"> </text:span><text:span text:style-name="T29">this</text:span><text:span text:style-name="T23">.</text:span><text:span text:style-name="T12">recipes</text:span><text:span text:style-name="T23">.</text:span><text:span text:style-name="T4">find</text:span><text:span text:style-name="T23">(</text:span></text:p>
      <text:p text:style-name="P2">          <text:span text:style-name="T23">(</text:span><text:span text:style-name="T12">recipe</text:span><text:span text:style-name="T23">) </text:span><text:span text:style-name="T29">=&gt;</text:span><text:span text:style-name="T23"> </text:span><text:span text:style-name="T12">recipe</text:span><text:span text:style-name="T23">.</text:span><text:span text:style-name="T12">idPrzepisu</text:span><text:span text:style-name="T23"> </text:span><text:span text:style-name="T16">===</text:span><text:span text:style-name="T23"> </text:span><text:span text:style-name="T12">id</text:span></text:p>
      <text:p text:style-name="P2">        <text:span text:style-name="T23">);</text:span></text:p>
      <text:p text:style-name="P2">        <text:span text:style-name="T38">if</text:span><text:span text:style-name="T23"> (</text:span><text:span text:style-name="T41">foundRecipe</text:span><text:span text:style-name="T23">) {</text:span></text:p>
      <text:p text:style-name="P2">          <text:span text:style-name="T12">dzien</text:span><text:span text:style-name="T23">.</text:span><text:span text:style-name="T4">push</text:span><text:span text:style-name="T23">(</text:span><text:span text:style-name="T41">foundRecipe</text:span><text:span text:style-name="T23">);</text:span></text:p>
      <text:p text:style-name="P2">        <text:span text:style-name="T23">} </text:span><text:span text:style-name="T38">else</text:span><text:span text:style-name="T23"> {</text:span></text:p>
      <text:p text:style-name="P2">          <text:span text:style-name="T12">console</text:span><text:span text:style-name="T23">.</text:span><text:span text:style-name="T4">error</text:span><text:span text:style-name="T23">(</text:span><text:span text:style-name="T32">`Recipe with id </text:span><text:span text:style-name="T29">${</text:span><text:span text:style-name="T12">id</text:span><text:span text:style-name="T29">}</text:span><text:span text:style-name="T32"> not found`</text:span><text:span text:style-name="T23">);</text:span></text:p>
      <text:p text:style-name="P2">        <text:span text:style-name="T23">}</text:span></text:p>
      <text:p text:style-name="P2">      <text:span text:style-name="T23">});</text:span></text:p>
      <text:p text:style-name="P2">      <text:span text:style-name="T12">plan</text:span><text:span text:style-name="T23">.</text:span><text:span text:style-name="T12">dni</text:span><text:span text:style-name="T23">.</text:span><text:span text:style-name="T4">push</text:span><text:span text:style-name="T23">([</text:span><text:span text:style-name="T12">dzien</text:span><text:span text:style-name="T23">]);</text:span></text:p>
      <text:p text:style-name="P2">      <text:span text:style-name="T12">plan</text:span><text:span text:style-name="T23">.</text:span><text:span text:style-name="T12">kcalPerDay</text:span><text:span text:style-name="T23">.</text:span><text:span text:style-name="T4">push</text:span><text:span text:style-name="T23">(</text:span><text:span text:style-name="T12">elem</text:span><text:span text:style-name="T23">.</text:span><text:span text:style-name="T12">sum</text:span><text:span text:style-name="T23">);</text:span></text:p>
      <text:p text:style-name="P2">    <text:span text:style-name="T23">});</text:span></text:p>
      <text:p text:style-name="P2">    <text:span text:style-name="T12">console</text:span><text:span text:style-name="T23">.</text:span><text:span text:style-name="T4">log</text:span><text:span text:style-name="T23">(</text:span><text:span text:style-name="T32">"Plan: "</text:span><text:span text:style-name="T23">, </text:span><text:span text:style-name="T12">plan</text:span><text:span text:style-name="T23">);</text:span></text:p>
      <text:p text:style-name="P2">    <text:span text:style-name="T29">this</text:span><text:span text:style-name="T23">.</text:span><text:span text:style-name="T12">resultsFinal</text:span><text:span text:style-name="T23">.</text:span><text:span text:style-name="T4">next</text:span><text:span text:style-name="T23">(</text:span><text:span text:style-name="T12">plan</text:span><text:span text:style-name="T23">);</text:span></text:p>
      <text:p text:style-name="P2">  <text:span text:style-name="T23">}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14T18:58:36.192000000</meta:creation-date>
    <dc:date>2026-02-14T20:32:24.745000000</dc:date>
    <meta:editing-duration>PT1H33M48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3" meta:paragraph-count="138" meta:word-count="417" meta:character-count="4183" meta:non-whitespace-character-count="2958"/>
  </office:meta>
</office:document-meta>
</file>